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ultiple linearregr</text:span></text:p>
      <text:p text:style-name="P1"><text:span text:style-name="T1"/></text:p>
      <text:p text:style-name="P1"><text:span text:style-name="T1"># importing modules and packages</text:span></text:p>
      <text:p text:style-name="P1"><text:span text:style-name="T1">import pandas as pd</text:span></text:p>
      <text:p text:style-name="P1"><text:span text:style-name="T1">import numpy as np</text:span></text:p>
      <text:p text:style-name="P1"><text:span text:style-name="T1">import matplotlib.pyplot as plt</text:span></text:p>
      <text:p text:style-name="P1"><text:span text:style-name="T1">import seaborn as sns</text:span></text:p>
      <text:p text:style-name="P1"><text:span text:style-name="T1">from sklearn.model_selection import train_test_split</text:span></text:p>
      <text:p text:style-name="P1"><text:span text:style-name="T1">from sklearn.linear_model import LinearRegression</text:span></text:p>
      <text:p text:style-name="P1"><text:span text:style-name="T1">from sklearn.metrics import mean_squared_error, mean_absolute_error</text:span></text:p>
      <text:p text:style-name="P1"><text:span text:style-name="T1">from sklearn import preprocessing</text:span></text:p>
      <text:p text:style-name="P1"><text:span text:style-name="T1"/></text:p>
      <text:p text:style-name="P1"><text:span text:style-name="T1"># importing data</text:span></text:p>
      <text:p text:style-name="P1"><text:span text:style-name="T1">df = pd.read_csv('Real-estate1.csv')</text:span></text:p>
      <text:p text:style-name="P1"><text:span text:style-name="T1">df.drop('No', inplace=True, axis=1)</text:span></text:p>
      <text:p text:style-name="P1"><text:span text:style-name="T1"/></text:p>
      <text:p text:style-name="P1"><text:span text:style-name="T1">print(df.head())</text:span></text:p>
      <text:p text:style-name="P1"><text:span text:style-name="T1"/></text:p>
      <text:p text:style-name="P1"><text:span text:style-name="T1">print(df.columns)</text:span></text:p>
      <text:p text:style-name="P1"><text:span text:style-name="T1"/></text:p>
      <text:p text:style-name="P1"><text:span text:style-name="T1"># plotting a scatterplot</text:span></text:p>
      <text:p text:style-name="P1"><text:span text:style-name="T1">sns.scatterplot(x='X4 number of convenience stores',</text:span></text:p>
      <text:p text:style-name="P1"><text:span text:style-name="T1"><text:tab/><text:tab/><text:tab/><text:tab/>y='Y house price of unit area', data=df)</text:span></text:p>
      <text:p text:style-name="P1"><text:span text:style-name="T1"/></text:p>
      <text:p text:style-name="P1"><text:span text:style-name="T1"># creating feature variables</text:span></text:p>
      <text:p text:style-name="P1"><text:span text:style-name="T1">X = df.drop('Y house price of unit area', axis=1)</text:span></text:p>
      <text:p text:style-name="P1"><text:span text:style-name="T1">y = df['Y house price of unit area']</text:span></text:p>
      <text:p text:style-name="P1"><text:span text:style-name="T1"/></text:p>
      <text:p text:style-name="P1"><text:span text:style-name="T1">print(X)</text:span></text:p>
      <text:p text:style-name="P1"><text:span text:style-name="T1">print(y)</text:span></text:p>
      <text:p text:style-name="P1"><text:span text:style-name="T1"/></text:p>
      <text:p text:style-name="P1"><text:span text:style-name="T1"># creating train and test sets</text:span></text:p>
      <text:p text:style-name="P1"><text:span text:style-name="T1">X_train, X_test, y_train, y_test = train_test_split(</text:span></text:p>
      <text:p text:style-name="P1"><text:span text:style-name="T1"><text:tab/>X, y, test_size=0.3, random_state=101)</text:span></text:p>
      <text:p text:style-name="P1"><text:span text:style-name="T1"/></text:p>
      <text:p text:style-name="P1"><text:span text:style-name="T1"># creating a regression model</text:span></text:p>
      <text:p text:style-name="P1"><text:span text:style-name="T1">model = LinearRegression()</text:span></text:p>
      <text:p text:style-name="P1"><text:span text:style-name="T1"/></text:p>
      <text:p text:style-name="P1"><text:span text:style-name="T1"># fitting the model</text:span></text:p>
      <text:p text:style-name="P1"><text:span text:style-name="T1">model.fit(X_train, y_train)</text:span></text:p>
      <text:p text:style-name="P1"><text:span text:style-name="T1"/></text:p>
      <text:p text:style-name="P1"><text:span text:style-name="T1"># making predictions</text:span></text:p>
      <text:p text:style-name="P1"><text:span text:style-name="T1">predictions = model.predict(X_test)</text:span></text:p>
      <text:p text:style-name="P1"><text:span text:style-name="T1"/></text:p>
      <text:p text:style-name="P1"><text:span text:style-name="T1"># model evaluation</text:span></text:p>
      <text:p text:style-name="P1"><text:span text:style-name="T1">print('mean_squared_error : ', mean_squared_error(y_test, predictions))</text:span></text:p>
      <text:p text:style-name="P1"><text:span text:style-name="T1">print('mean_absolute_error : ', mean_absolute_error(y_test, predictions))</text:span></text:p>
      <text:p text:style-name="P1"><text:span text:style-name="T1"/></text:p>
      <text:p text:style-name="P1"><text:span text:style-name="T1"/></text:p>
      <text:p text:style-name="P1"><text:span text:style-name="T1">o/p</text:span></text:p>
      <text:p text:style-name="P1"><text:span text:style-name="T1"/></text:p>
      <text:p text:style-name="P2"><draw:frame text:anchor-type="as-char" svg:width="146.58mm" svg:height="112.4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2"><draw:frame text:anchor-type="as-char" svg:width="146.58mm" svg:height="52.65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